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Franklin Gothic Book" svg:font-family="'Franklin Gothic Book'"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automatic-styles>
    <style:style style:name="P1" style:family="paragraph" style:parent-style-name="Heading_20_2" style:master-page-name="">
      <loext:graphic-properties draw:fill="none"/>
      <style:paragraph-properties fo:margin-left="-0.5in" fo:margin-right="-0.5618in" fo:margin-top="0.139in" fo:margin-bottom="0.0835in" style:contextual-spacing="false" fo:text-indent="-0.5618in" style:auto-text-indent="false" style:page-number="auto" fo:background-color="transparent"/>
    </style:style>
    <style:style style:name="P2" style:family="paragraph" style:parent-style-name="Heading_20_2" style:master-page-name="">
      <loext:graphic-properties draw:fill="none"/>
      <style:paragraph-properties fo:margin-left="-0.5in" fo:margin-right="-0.5618in" fo:margin-top="0.139in" fo:margin-bottom="0.0835in" style:contextual-spacing="false" fo:text-indent="0in" style:auto-text-indent="false" style:page-number="auto" fo:background-color="transparent" fo:keep-with-next="always"/>
    </style:style>
    <style:style style:name="P3" style:family="paragraph" style:parent-style-name="Heading_20_2">
      <loext:graphic-properties draw:fill="none"/>
      <style:paragraph-properties fo:margin-left="-0.5in" fo:margin-right="-0.5618in" fo:margin-top="0.139in" fo:margin-bottom="0.0835in" style:contextual-spacing="false" fo:text-indent="0in" style:auto-text-indent="false" fo:background-color="transparent" fo:keep-with-next="always"/>
    </style:style>
    <style:style style:name="P4" style:family="paragraph" style:parent-style-name="Heading_20_2">
      <loext:graphic-properties draw:fill="none"/>
      <style:paragraph-properties fo:margin-left="-0.5618in" fo:margin-right="-0.5618in" fo:margin-top="0.139in" fo:margin-bottom="0.0835in" style:contextual-spacing="false" fo:text-indent="0in" style:auto-text-indent="false" fo:background-color="transparent" fo:keep-with-next="always"/>
      <style:text-properties officeooo:paragraph-rsid="002131dd"/>
    </style:style>
    <style:style style:name="P5"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weight="bold" officeooo:paragraph-rsid="001b4b49" style:font-weight-asian="bold" style:font-weight-complex="bold"/>
    </style:style>
    <style:style style:name="P6"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style:text-underline-style="solid" style:text-underline-width="auto" style:text-underline-color="font-color" fo:font-weight="bold" officeooo:paragraph-rsid="001b4b49" style:font-weight-asian="bold" style:font-weight-complex="bold"/>
    </style:style>
    <style:style style:name="P7"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style:text-underline-style="none" fo:font-weight="bold" officeooo:paragraph-rsid="001b4b49" style:font-weight-asian="bold" style:font-weight-complex="bold"/>
    </style:style>
    <style:style style:name="P8"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style:text-underline-style="none" fo:font-weight="normal" officeooo:paragraph-rsid="001f5b7e" style:font-weight-asian="normal" style:font-weight-complex="normal"/>
    </style:style>
    <style:style style:name="P9"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officeooo:paragraph-rsid="001b4b49"/>
    </style:style>
    <style:style style:name="P10"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14pt" style:text-underline-style="none" fo:font-weight="normal" officeooo:rsid="001b4b49" officeooo:paragraph-rsid="001b4b49" style:font-size-asian="14pt" style:font-weight-asian="normal" style:font-size-complex="14pt" style:font-weight-complex="normal"/>
    </style:style>
    <style:style style:name="P11"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14pt" style:text-underline-style="none" fo:font-weight="normal" officeooo:paragraph-rsid="001b4b49" style:font-size-asian="12.25pt" style:font-weight-asian="normal" style:font-size-complex="14pt" style:font-weight-complex="normal"/>
    </style:style>
    <style:style style:name="P12"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14pt" style:text-underline-style="none" fo:font-weight="bold" officeooo:paragraph-rsid="001b4b49" style:font-size-asian="12.25pt" style:font-weight-asian="bold" style:font-size-complex="14pt" style:font-weight-complex="bold"/>
    </style:style>
    <style:style style:name="P13"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14pt" style:text-underline-style="none" fo:font-weight="bold" officeooo:rsid="001b4b49" officeooo:paragraph-rsid="001b4b49" style:font-size-asian="12.25pt" style:font-weight-asian="bold" style:font-size-complex="14pt" style:font-weight-complex="bold"/>
    </style:style>
    <style:style style:name="P14"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14pt" style:text-underline-style="none" fo:font-weight="bold" officeooo:paragraph-rsid="001f5b7e" style:font-size-asian="12.25pt" style:font-weight-asian="bold" style:font-size-complex="14pt" style:font-weight-complex="bold"/>
    </style:style>
    <style:style style:name="P15"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14pt" style:text-underline-style="none" fo:font-weight="bold" officeooo:rsid="001b4b49" officeooo:paragraph-rsid="001b4b49" style:font-size-asian="14pt" style:font-weight-asian="bold" style:font-size-complex="14pt" style:font-weight-complex="bold"/>
    </style:style>
    <style:style style:name="P16"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14pt" style:text-underline-style="none" fo:font-weight="bold" officeooo:paragraph-rsid="001b4b49" style:font-size-asian="14pt" style:font-weight-asian="bold" style:font-size-complex="14pt" style:font-weight-complex="bold"/>
    </style:style>
    <style:style style:name="P17"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14pt" fo:font-weight="bold" officeooo:paragraph-rsid="001b1188" style:font-size-asian="14pt" style:font-weight-asian="bold" style:font-size-complex="14pt" style:font-weight-complex="bold"/>
    </style:style>
    <style:style style:name="P18" style:family="paragraph" style:parent-style-name="Standard">
      <loext:graphic-properties draw:fill="none"/>
      <style:paragraph-properties fo:margin-left="0in" fo:margin-right="-0.5618in" fo:margin-top="0in" fo:margin-bottom="0in" style:contextual-spacing="false" fo:text-indent="0in" style:auto-text-indent="false" fo:background-color="transparent"/>
      <style:text-properties fo:font-size="14pt" fo:font-weight="bold" officeooo:paragraph-rsid="001b1188" style:font-size-asian="14pt" style:font-weight-asian="bold" style:font-size-complex="14pt" style:font-weight-complex="bold"/>
    </style:style>
    <style:style style:name="P19"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14pt" fo:font-weight="bold" officeooo:paragraph-rsid="001b4b49" style:font-size-asian="14pt" style:font-weight-asian="bold" style:font-size-complex="14pt" style:font-weight-complex="bold"/>
    </style:style>
    <style:style style:name="P20"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14pt" fo:font-weight="bold" officeooo:paragraph-rsid="001cfabc" style:font-size-asian="14pt" style:font-weight-asian="bold" style:font-size-complex="14pt" style:font-weight-complex="bold"/>
    </style:style>
    <style:style style:name="P21"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14pt" fo:font-weight="bold" officeooo:paragraph-rsid="001b4b49" style:font-size-asian="12.25pt" style:font-weight-asian="bold" style:font-size-complex="14pt" style:font-weight-complex="bold"/>
    </style:style>
    <style:style style:name="P22"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14pt" fo:font-weight="bold" officeooo:rsid="001b4b49" officeooo:paragraph-rsid="001b4b49" style:font-size-asian="12.25pt" style:font-weight-asian="bold" style:font-size-complex="14pt" style:font-weight-complex="bold"/>
    </style:style>
    <style:style style:name="P23"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14pt" fo:font-weight="bold" officeooo:paragraph-rsid="001f5b7e" style:font-size-asian="12.25pt" style:font-weight-asian="bold" style:font-size-complex="14pt" style:font-weight-complex="bold"/>
    </style:style>
    <style:style style:name="P24"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14pt" fo:font-weight="normal" officeooo:paragraph-rsid="001b1188" style:font-size-asian="14pt" style:font-weight-asian="normal" style:font-size-complex="14pt" style:font-weight-complex="normal"/>
    </style:style>
    <style:style style:name="P25" style:family="paragraph" style:parent-style-name="Standard" style:master-page-name="">
      <loext:graphic-properties draw:fill="none"/>
      <style:paragraph-properties fo:margin-left="-0.5in" fo:margin-right="-0.5618in" fo:margin-top="0in" fo:margin-bottom="0in" style:contextual-spacing="false" fo:text-indent="0in" style:auto-text-indent="false" style:page-number="auto" fo:background-color="transparent"/>
      <style:text-properties fo:font-size="14pt" fo:font-weight="normal" officeooo:paragraph-rsid="002131dd" style:font-size-asian="14pt" style:font-weight-asian="normal" style:font-size-complex="14pt" style:font-weight-complex="normal"/>
    </style:style>
    <style:style style:name="P26"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14pt" style:text-underline-style="solid" style:text-underline-width="auto" style:text-underline-color="font-color" fo:font-weight="bold" officeooo:paragraph-rsid="001b4b49" style:font-size-asian="12.25pt" style:font-weight-asian="bold" style:font-size-complex="14pt" style:font-weight-complex="bold"/>
    </style:style>
    <style:style style:name="P27"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18pt" style:text-underline-style="solid" style:text-underline-width="auto" style:text-underline-color="font-color" fo:font-weight="bold" officeooo:paragraph-rsid="001b4b49" style:font-size-asian="18pt" style:font-weight-asian="bold" style:font-size-complex="18pt" style:font-weight-complex="bold"/>
    </style:style>
    <style:style style:name="P28"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18pt" style:text-underline-style="solid" style:text-underline-width="auto" style:text-underline-color="font-color" fo:font-weight="bold" officeooo:rsid="001f5b7e" officeooo:paragraph-rsid="001f5b7e" style:font-size-asian="18pt" style:font-weight-asian="bold" style:font-size-complex="18pt" style:font-weight-complex="bold"/>
    </style:style>
    <style:style style:name="P29"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18pt" officeooo:paragraph-rsid="001b4b49" style:font-size-asian="18pt" style:font-size-complex="18pt"/>
    </style:style>
    <style:style style:name="P30"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18pt" fo:font-weight="bold" officeooo:paragraph-rsid="001b1188" style:font-size-asian="18pt" style:font-weight-asian="bold" style:font-size-complex="18pt" style:font-weight-complex="bold"/>
    </style:style>
    <style:style style:name="P31"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18pt" fo:font-weight="bold" officeooo:paragraph-rsid="001b4b49" style:font-size-asian="18pt" style:font-weight-asian="bold" style:font-size-complex="18pt" style:font-weight-complex="bold"/>
    </style:style>
    <style:style style:name="P32"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18pt" style:text-underline-style="none" fo:font-weight="bold" officeooo:paragraph-rsid="001b4b49" style:font-size-asian="18pt" style:font-weight-asian="bold" style:font-size-complex="18pt" style:font-weight-complex="bold"/>
    </style:style>
    <style:style style:name="P33"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18pt" style:text-underline-style="none" fo:font-weight="bold" officeooo:rsid="001f5b7e" officeooo:paragraph-rsid="001f5b7e" style:font-size-asian="18pt" style:font-weight-asian="bold" style:font-size-complex="18pt" style:font-weight-complex="bold"/>
    </style:style>
    <style:style style:name="P34" style:family="paragraph" style:parent-style-name="Standard" style:master-page-name="">
      <loext:graphic-properties draw:fill="none"/>
      <style:paragraph-properties fo:margin-left="-0.5in" fo:margin-right="-0.5618in" fo:margin-top="0in" fo:margin-bottom="0in" style:contextual-spacing="false" fo:text-indent="0in" style:auto-text-indent="false" style:page-number="auto" fo:background-color="transparent"/>
      <style:text-properties fo:font-size="8pt" officeooo:paragraph-rsid="001b1188" style:font-size-asian="8pt" style:font-size-complex="8pt"/>
    </style:style>
    <style:style style:name="P35"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8pt" officeooo:paragraph-rsid="001b1188" style:font-size-asian="8pt" style:font-size-complex="8pt"/>
    </style:style>
    <style:style style:name="P36"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8pt" officeooo:paragraph-rsid="001b4b49" style:font-size-asian="8pt" style:font-size-complex="8pt"/>
    </style:style>
    <style:style style:name="P37"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8pt" officeooo:paragraph-rsid="001f5b7e" style:font-size-asian="8pt" style:font-size-complex="8pt"/>
    </style:style>
    <style:style style:name="P38"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8pt" fo:font-weight="normal" officeooo:paragraph-rsid="001b1188" style:font-size-asian="8pt" style:font-weight-asian="normal" style:font-size-complex="8pt" style:font-weight-complex="normal"/>
    </style:style>
    <style:style style:name="P39"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8pt" fo:font-weight="normal" officeooo:rsid="001b4b49" officeooo:paragraph-rsid="001b4b49" style:font-size-asian="8pt" style:font-weight-asian="normal" style:font-size-complex="8pt" style:font-weight-complex="normal"/>
    </style:style>
    <style:style style:name="P40"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8pt" fo:font-weight="normal" officeooo:paragraph-rsid="001b4b49" style:font-size-asian="8pt" style:font-weight-asian="normal" style:font-size-complex="8pt" style:font-weight-complex="normal"/>
    </style:style>
    <style:style style:name="P41"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8pt" fo:font-weight="normal" officeooo:paragraph-rsid="001f5b7e" style:font-size-asian="8pt" style:font-weight-asian="normal" style:font-size-complex="8pt" style:font-weight-complex="normal"/>
    </style:style>
    <style:style style:name="P42" style:family="paragraph" style:parent-style-name="Standard">
      <style:paragraph-properties fo:margin-top="0in" fo:margin-bottom="0in" style:contextual-spacing="false"/>
      <style:text-properties fo:font-size="8pt" style:text-underline-style="solid" style:text-underline-width="auto" style:text-underline-color="font-color" fo:font-weight="bold" officeooo:paragraph-rsid="001b1188" style:font-size-asian="8pt" style:font-weight-asian="bold" style:font-size-complex="8pt" style:font-weight-complex="bold"/>
    </style:style>
    <style:style style:name="P43"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8pt" style:text-underline-style="solid" style:text-underline-width="auto" style:text-underline-color="font-color" fo:font-weight="bold" officeooo:paragraph-rsid="001b1188" style:font-size-asian="8pt" style:font-weight-asian="bold" style:font-size-complex="8pt" style:font-weight-complex="bold"/>
    </style:style>
    <style:style style:name="P44" style:family="paragraph" style:parent-style-name="Standard">
      <loext:graphic-properties draw:fill="none"/>
      <style:paragraph-properties fo:margin-left="0in" fo:margin-right="-0.5618in" fo:margin-top="0in" fo:margin-bottom="0in" style:contextual-spacing="false" fo:text-indent="0in" style:auto-text-indent="false" fo:background-color="transparent"/>
      <style:text-properties fo:font-size="8pt" style:text-underline-style="solid" style:text-underline-width="auto" style:text-underline-color="font-color" fo:font-weight="bold" officeooo:paragraph-rsid="001b1188" style:font-size-asian="8pt" style:font-weight-asian="bold" style:font-size-complex="8pt" style:font-weight-complex="bold"/>
    </style:style>
    <style:style style:name="P45"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8pt" style:text-underline-style="solid" style:text-underline-width="auto" style:text-underline-color="font-color" fo:font-weight="bold" officeooo:paragraph-rsid="001b4b49" style:font-size-asian="8pt" style:font-weight-asian="bold" style:font-size-complex="8pt" style:font-weight-complex="bold"/>
    </style:style>
    <style:style style:name="P46"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8pt" style:text-underline-style="solid" style:text-underline-width="auto" style:text-underline-color="font-color" fo:font-weight="normal" officeooo:paragraph-rsid="001f5b7e" style:font-size-asian="8pt" style:font-weight-asian="normal" style:font-size-complex="8pt" style:font-weight-complex="normal"/>
    </style:style>
    <style:style style:name="P47"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8pt" style:text-underline-style="solid" style:text-underline-width="auto" style:text-underline-color="font-color" fo:font-weight="normal" officeooo:paragraph-rsid="001b4b49" style:font-size-asian="8pt" style:font-weight-asian="normal" style:font-size-complex="8pt" style:font-weight-complex="normal"/>
    </style:style>
    <style:style style:name="P48"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8pt" style:text-underline-style="none" fo:font-weight="normal" officeooo:paragraph-rsid="001b4b49" style:font-size-asian="8pt" style:font-weight-asian="normal" style:font-size-complex="8pt" style:font-weight-complex="normal"/>
    </style:style>
    <style:style style:name="P49"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8pt" style:text-underline-style="none" fo:font-weight="normal" officeooo:paragraph-rsid="001f5b7e" style:font-size-asian="8pt" style:font-weight-asian="normal" style:font-size-complex="8pt" style:font-weight-complex="normal"/>
    </style:style>
    <style:style style:name="P50"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8pt" style:text-underline-style="none" fo:font-weight="normal" officeooo:rsid="001b4b49" officeooo:paragraph-rsid="001b4b49" style:font-size-asian="8pt" style:font-weight-asian="normal" style:font-size-complex="8pt" style:font-weight-complex="normal"/>
    </style:style>
    <style:style style:name="P51"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8pt" style:text-underline-style="none" fo:font-weight="bold" officeooo:paragraph-rsid="001b4b49" style:font-size-asian="8pt" style:font-weight-asian="bold" style:font-size-complex="8pt" style:font-weight-complex="bold"/>
    </style:style>
    <style:style style:name="P52"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8pt" style:text-underline-style="none" fo:font-weight="bold" officeooo:rsid="001b4b49" officeooo:paragraph-rsid="001b4b49" style:font-size-asian="8pt" style:font-weight-asian="bold" style:font-size-complex="8pt" style:font-weight-complex="bold"/>
    </style:style>
    <style:style style:name="P53"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fo:font-size="8pt" style:text-underline-style="none" fo:font-weight="bold" officeooo:paragraph-rsid="001f5b7e" style:font-size-asian="8pt" style:font-weight-asian="bold" style:font-size-complex="8pt" style:font-weight-complex="bold"/>
    </style:style>
    <style:style style:name="P54" style:family="paragraph" style:parent-style-name="Standard">
      <loext:graphic-properties draw:fill="none"/>
      <style:paragraph-properties fo:margin-left="-0.5in" fo:margin-right="-0.5618in" fo:margin-top="0in" fo:margin-bottom="0in" style:contextual-spacing="false" fo:text-indent="0in" style:auto-text-indent="false" fo:background-color="transparent"/>
      <style:text-properties officeooo:paragraph-rsid="001f5b7e"/>
    </style:style>
    <style:style style:name="T1" style:family="text">
      <style:text-properties fo:font-weight="bold" style:font-weight-asian="bold" style:font-weight-complex="bold"/>
    </style:style>
    <style:style style:name="T2" style:family="text">
      <style:text-properties fo:font-weight="bold" officeooo:rsid="002131dd" style:font-weight-asian="bold" style:font-weight-complex="bold"/>
    </style:style>
    <style:style style:name="T3" style:family="text">
      <style:text-properties officeooo:rsid="001b4b49"/>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officeooo:rsid="001b4b49"/>
    </style:style>
    <style:style style:name="T7" style:family="text">
      <style:text-properties fo:font-weight="normal" style:font-weight-asian="normal" style:font-weight-complex="normal"/>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1f5b7e"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bold" officeooo:rsid="001b4b49" style:font-weight-asian="bold" style:font-weight-complex="bold"/>
    </style:style>
    <style:style style:name="T13" style:family="text">
      <style:text-properties style:text-underline-style="none" officeooo:rsid="001b4b49"/>
    </style:style>
    <style:style style:name="T14" style:family="text">
      <style:text-properties style:font-name="Liberation Serif" style:text-underline-style="solid" style:text-underline-width="auto" style:text-underline-color="font-color"/>
    </style:style>
    <style:style style:name="T15" style:family="text">
      <style:text-properties fo:font-size="14pt" style:font-size-asian="14pt" style:font-size-complex="14pt"/>
    </style:style>
    <style:style style:name="T16" style:family="text">
      <style:text-properties fo:font-size="14pt" officeooo:rsid="001b4b49" style:font-size-asian="14pt" style:font-size-complex="14pt"/>
    </style:style>
    <style:style style:name="T17" style:family="text">
      <style:text-properties fo:font-size="14pt" style:text-underline-style="none" fo:font-weight="bold" style:font-size-asian="12.25pt" style:font-weight-asian="bold" style:font-size-complex="14pt" style:font-weight-complex="bold"/>
    </style:style>
    <style:style style:name="T18" style:family="text">
      <style:text-properties fo:font-size="14pt" style:text-underline-style="none" fo:font-weight="bold" officeooo:rsid="001f5b7e" style:font-size-asian="12.25pt" style:font-weight-asian="bold" style:font-size-complex="14pt" style:font-weight-complex="bold"/>
    </style:style>
    <style:style style:name="T19" style:family="text">
      <style:text-properties fo:font-size="14pt" style:text-underline-style="none" fo:font-weight="normal" style:font-size-asian="12.25pt" style:font-weight-asian="normal" style:font-size-complex="14pt" style:font-weight-complex="normal"/>
    </style:style>
    <style:style style:name="T20" style:family="text">
      <style:text-properties fo:font-size="14pt" fo:font-weight="normal" style:font-size-asian="14pt" style:font-weight-asian="normal" style:font-size-complex="14pt" style:font-weight-complex="normal"/>
    </style:style>
    <style:style style:name="T21" style:family="text">
      <style:text-properties fo:font-size="18pt" style:text-underline-style="solid" style:text-underline-width="auto" style:text-underline-color="font-color" style:font-size-asian="18pt" style:font-size-complex="18pt"/>
    </style:style>
    <style:style style:name="T22" style:family="text">
      <style:text-properties fo:font-size="18pt" style:text-underline-style="solid" style:text-underline-width="auto" style:text-underline-color="font-color" officeooo:rsid="001b4b49" style:font-size-asian="18pt" style:font-size-complex="18pt"/>
    </style:style>
    <style:style style:name="T2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24" style:family="text">
      <style:text-properties fo:font-size="18pt" style:text-underline-style="solid" style:text-underline-width="auto" style:text-underline-color="font-color" fo:font-weight="bold" officeooo:rsid="001b4b49" style:font-size-asian="18pt" style:font-weight-asian="bold" style:font-size-complex="18pt" style:font-weight-complex="bold"/>
    </style:style>
    <style:style style:name="T25" style:family="text">
      <style:text-properties fo:font-size="18pt" style:font-size-asian="18pt" style:font-size-complex="18pt"/>
    </style:style>
    <style:style style:name="T26" style:family="text">
      <style:text-properties fo:font-size="18pt" officeooo:rsid="001b4b49" style:font-size-asian="18pt" style:font-size-complex="18pt"/>
    </style:style>
    <style:style style:name="T27" style:family="text">
      <style:text-properties fo:font-size="18pt" style:text-underline-style="none" fo:font-weight="bold" style:font-size-asian="18pt" style:font-weight-asian="bold" style:font-size-complex="18pt" style:font-weight-complex="bold"/>
    </style:style>
    <style:style style:name="T28" style:family="text">
      <style:text-properties officeooo:rsid="001cfabc"/>
    </style:style>
    <style:style style:name="T29" style:family="text">
      <style:text-properties fo:font-size="8pt" style:font-size-asian="8pt" style:font-size-complex="8pt"/>
    </style:style>
    <style:style style:name="T30" style:family="text">
      <style:text-properties fo:font-size="8pt" officeooo:rsid="001f5b7e" style:font-size-asian="8pt" style:font-size-complex="8pt"/>
    </style:style>
    <style:style style:name="T31" style:family="text">
      <style:text-properties fo:font-size="8pt" style:text-underline-style="none" fo:font-weight="bold" style:font-size-asian="7pt" style:font-weight-asian="bold" style:font-size-complex="8pt" style:font-weight-complex="bold"/>
    </style:style>
    <style:style style:name="T32" style:family="text">
      <style:text-properties officeooo:rsid="002131d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1. Założenia, ogólna postać modelu, prawidłowości i czynniki kształtujące poziom konsumpcji w<text:span text:style-name="T3">edług</text:span> keynesowskiej funkcji konsumpcji:</text:h>
      <text:p text:style-name="P42"/>
      <text:p text:style-name="P34">Кейнсианская функция потребления утверждает, что <text:span text:style-name="T1">потребление является функцией располагаемого дохода.</text:span> Общая <text:span text:style-name="T1">форма функции</text:span> такова: <text:span text:style-name="T1">C = a + bY</text:span>,. Факторы, формирующие потребление, включают автономное потребление <text:span text:style-name="T2">(a)</text:span>, предельную склонность к потреблению <text:span text:style-name="T2">(b)</text:span>, располагаемый доход <text:span text:style-name="T2">(Y)</text:span>, богатство и активы, условия заимствования и кредита, ожидания и настроения потребителей, а также государственную политику.</text:p>
      <text:p text:style-name="P35"/>
      <text:p text:style-name="P25"><text:span text:style-name="T1">Keynesowska funkcja konsumpcji stwierdza, że</text:span> <text:span text:style-name="T1">konsumpcja jest funkcją dochodu do dyspozycji</text:span>. Ogólna postać funkcji to <text:span text:style-name="T1">C = a + bY</text:span>. Czynniki kształtujące konsumpcję obejmują konsumpcję autonomiczną <text:span text:style-name="T2">(a)</text:span>, krańcową skłonność do konsumpcji <text:span text:style-name="T2">(b)</text:span>, dochód do dyspozycji <text:span text:style-name="T2">(Y)</text:span>, majątek i aktywa, warunki zaciągania pożyczek i kredytów, oczekiwania i nastroje konsumentów oraz politykę rządu. </text:p>
      <text:h text:style-name="P4" text:outline-level="2" text:is-list-header="true">1.1 Założenia, ogólna postać modelu, prawidłowości i czynniki kształtujące poziom konsumpcji według teorii cyklu życia</text:h>
      <text:p text:style-name="P38"><text:span text:style-name="T1">Теория жизненного цикла </text:span>в макроэкономике <text:span text:style-name="T1">объясняет модели потребления на основе </text:span>этапов <text:span text:style-name="T1">жизни людей и</text:span> профилей<text:span text:style-name="T1"> доходов</text:span>. Предполагается, что <text:span text:style-name="T1">люди со временем корректируют уровень </text:span>своего <text:span text:style-name="T1">потребления</text:span>, чтобы поддерживать стабильный уровень жизни. <text:span text:style-name="T1">C = Y - T, W, R, A;</text:span> <text:span text:style-name="T32">к</text:span>лючевые факторы, влияющие на потребление, включают возраст, доход, богатство, доступность кредита, демографические факторы и ожидания.</text:p>
      <text:p text:style-name="P38"/>
      <text:p text:style-name="P24"><text:span text:style-name="T1">Teoria cyklu życia</text:span> w makroekonomii <text:span text:style-name="T1">wyjaśnia wzorce konsumpcji w oparciu o etapy życia jednostek i profile dochodów</text:span>. Zakłada ona, że <text:span text:style-name="T32">l</text:span><text:span text:style-name="T1">udzie dostosowują poziom konsumpcji </text:span>w czasie, <text:span text:style-name="T1">aby utrzymać stabilny poziom życia</text:span>. <text:span text:style-name="T2">C = Y - T, W, R, A;</text:span><text:span text:style-name="T1"> </text:span><text:span text:style-name="T2">k</text:span><text:span text:style-name="T1">luczowe czynniki </text:span>kształtujące konsumpcję to<text:span text:style-name="T1"> wiek</text:span>,<text:span text:style-name="T1"> dochód, majątek, dostępność kredytu, czynniki demograficzne i oczekiwania.</text:span></text:p>
      <text:p text:style-name="P17"/>
      <text:p text:style-name="P17"/>
      <text:p text:style-name="P17"/>
      <text:p text:style-name="P17"/>
      <text:p text:style-name="P17"/>
      <text:p text:style-name="P18"/>
      <text:h text:style-name="P3" text:outline-level="2" text:is-list-header="true"><text:soft-page-break/>1.2 Założenia, ogólna postać modelu, prawidłowości i czynniki kształtujące poziom konsumpcji wg teorii dochodów permanentnych:<text:span text:style-name="T29"/></text:h>
      <text:p text:style-name="P43"/>
      <text:p text:style-name="P38"><text:span text:style-name="T1">Теория постоянного дохода </text:span>предполагает, <text:span text:style-name="T1">что уровень потребления </text:span>в первую очередь <text:span text:style-name="T1">определяется долгосрочным или постоянным доходом </text:span>людей, <text:span text:style-name="T1">а не </text:span>их <text:span text:style-name="T1">текущим доходом</text:span>. Потребление (C) является функцией постоянного дохода (Yp) и случайной или временной составляющей (ε). Теория предполагает, что люди основывают свои решения о потреблении на ожидаемом среднем доходе в течение длительного периода, а не на временных изменениях дохода. Факторы, влияющие на потребление, включают ожидаемый будущий доход, накопление богатства, доступность займов и кредитов, демографические факторы, а также экономическую стабильность и неопределенность.</text:p>
      <text:p text:style-name="P38"/>
      <text:p text:style-name="P17">Teoria stałego dochodu sugeruje, że o poziomie konsumpcji decyduje przede wszystkim długoterminowy lub stały dochód jednostek, a nie ich bieżący dochód. Konsumpcja (C) jest funkcją stałego dochodu (Yp) i składnika losowego lub przejściowego (ε). Teoria zakłada, że ​​ludzie podejmują decyzje konsumpcyjne na podstawie oczekiwanego średniego dochodu w długim okresie, a nie na przejściowych zmianach dochodów. Czynniki kształtujące konsumpcję obejmują oczekiwane przyszłe dochody, akumulację bogactwa, dostępność pożyczek i kredytów, czynniki demograficzne oraz stabilność i niepewność gospodarczą.<text:span text:style-name="T29"/></text:p>
      <text:p text:style-name="P44"/>
      <text:h text:style-name="P2" text:outline-level="2" text:is-list-header="true">2. Inwestycje – interpretacje, podziały oraz czynniki kształtujące inwestycje w gospodarce:</text:h>
      <text:p text:style-name="P43"/>
      <text:p text:style-name="P38">Инвестиции в экономику относятся к покупке средств производства или финансовых активов с расчетом на получение дохода или доходов в будущем. Их можно разделить на жилые, деловые и государственные инвестиции. Инвестиции формируются несколькими факторами, в том числе <text:span text:style-name="T28">у</text:span>ровни доходов и потребительского спроса, уровни процентных ставок, фискальная и денежно-кредитная политика: (например, контроль над инфляцией, стабильность валюты), технологические достижения и инновации, государственная политика и регулирование, а также глобальные факторы.</text:p>
      <text:p text:style-name="P38"/>
      <text:p text:style-name="P20">Inwestycje w gospodarce odnoszą się do zakupu dóbr kapitałowych lub aktywów finansowych z oczekiwaniem na generowanie dochodu lub przyszłych zwrotów. Można je podzielić na inwestycje mieszkaniowe, biznesowe i publiczne. Inwestycje kształtuje kilka czynników, w tym <text:span text:style-name="T28">p</text:span>oziom dochodu i popytu konsumpcyjne<text:span text:style-name="T28">j,</text:span> <text:span text:style-name="T28">p</text:span>oziom stopy procentowej, <text:span text:style-name="T28">p</text:span>olityka fiskalna i polityka monetarna: (np. kontrola inflacji, stabilność waluty), <text:span text:style-name="T28">t</text:span>echnologiczne postępy i innowacje, <text:span text:style-name="T28">po</text:span>lityka rządowa i regulacje, <text:span text:style-name="T28">a tak że czynniki globalne</text:span></text:p>
      <text:p text:style-name="P30"><text:soft-page-break/><text:span text:style-name="T4">3. Założenia, prawidłowości, uwarunkowania popytu, mechanizm osiągania równowagi na rynku pieniądza według ilościowej teorii pieniądza</text:span></text:p>
      <text:p text:style-name="P38">Количественная теория денег предполагает, что денежная масса контролируется центральным банком и что между денежной массой, уровнем цен и выпуском продукции существует устойчивая зависимость. Он гласит, что увеличение денежной массы ведет к повышению цен, а уменьшение – к их снижению. Равновесие на денежном рынке достигается, когда объем спроса на деньги равен объему предложения денег.</text:p>
      <text:p text:style-name="P38"/>
      <text:p text:style-name="P17">Ilościowa teoria pieniądza zakłada, że ​​podaż pieniądza jest kontrolowana przez bank centralny oraz że istnieje stabilny związek między podażą pieniądza, poziomem cen i produkcją gospodarczą. Stwierdza, że ​​wzrost podaży pieniądza doprowadzi do wyższych cen, podczas gdy spadek doprowadzi do niższych cen. Równowaga na rynku pieniężnym jest osiągnięta, gdy ilość popytu na pieniądz jest równa ilości pieniądza podaży.</text:p>
      <text:p text:style-name="P17"/>
      <text:p text:style-name="P31"><text:span text:style-name="T6">3.1. Założenia, prawidłowości, uwarunkowania popytu, mechanizm osiągania równowagi na rynku pieniądza według keynesowskich teorii pieniądza (teoria preferencji płynności i pokrewne):</text:span></text:p>
      <text:p text:style-name="P39">Кейнсианские теории денег, в частности теория предпочтения ликвидности, предполагают, что равновесие на денежном рынке достигается за счет взаимодействия между спросом на деньги и предложением денег. Предположения включают деньги как доминирующий актив и запасную переменную. Закономерности гласят, что спрос на деньги находится в обратной зависимости от процентной ставки и в прямой зависимости от дохода. Условия спроса включают трансакционный спрос, предупредительный спрос и спекулятивный спрос на деньги. Механизм достижения равновесия включает корректировку процентных ставок в зависимости от спроса и предложения денег до тех пор, пока они не уравновесятся..</text:p>
      <text:p text:style-name="P39"/>
      <text:p text:style-name="P5"><text:span text:style-name="T16">Keynesowskie teorie pieniądza, w szczególności teoria preferencji płynności, sugerują, że równowaga na rynku pieniężnym jest osiągana poprzez interakcję między popytem na pieniądz a podażą pieniądza. Założenia uwzględniają pieniądz będący dominującym aktywem oraz zmienną giełdową. Z prawidłowości wynika, że ​​popyt na pieniądz jest odwrotnie proporcjonalny do stopy procentowej i bezpośrednio proporcjonalny do dochodu. Warunki popytu obejmują popyt transakcyjny, popyt ostrożnościowy i spekulacyjny popyt na pieniądz. Mechanizm osiągania równowagi polega na dostosowywaniu stóp procentowych w oparciu o podaż i popyt na pieniądz, aż do ich zrównoważenia.</text:span></text:p>
      <text:p text:style-name="P5"><text:soft-page-break/><text:span text:style-name="T21">4. Założenia, prawidłowości wzrostu, czynniki wpływające na wzrost gospodarczy według modelu Solowa:</text:span></text:p>
      <text:p text:style-name="P45"/>
      <text:p text:style-name="P40">Модель экономического роста Солоу делает следующие предположения: существует совокупная производственная функция, убывающая отдача на капитал, постоянные сбережения и инвестиции и постоянный рост населения. Он предсказывает установившееся равновесие и конвергенцию. Факторами, влияющими на экономический рост в этой модели, являются технический прогресс, инвестиции и накопление капитала, рост населения и благоприятная политика и институты.</text:p>
      <text:p text:style-name="P40"/>
      <text:p text:style-name="P19">Model wzrostu gospodarczego Solowa przyjmuje następujące założenia: istnieje zagregowana funkcja produkcji, malejące zwroty z kapitału, stałe oszczędności i inwestycje oraz stały wzrost liczby ludności. Przewiduje równowagę i konwergencję w stanie ustalonym. Czynnikami wpływającymi na wzrost gospodarczy w tym modelu są postęp technologiczny, inwestycje i akumulacja kapitału, wzrost liczby ludności oraz sprzyjająca polityka i instytucje.</text:p>
      <text:p text:style-name="P19"><text:span text:style-name="T4"/></text:p>
      <text:p text:style-name="P5"><text:span text:style-name="T21">4.</text:span><text:span text:style-name="T22">1.</text:span><text:span text:style-name="T21"> Założenia, prawidłowości wzrostu, czynniki wpływające na wzrost gospodarczy w</text:span><text:span text:style-name="T22">edług</text:span><text:span text:style-name="T21"> modelu z kapitałem ludzkim:</text:span></text:p>
      <text:p text:style-name="P40"/>
      <text:p text:style-name="P40">К факторам, влияющим на экономический рост в модели с человеческим капиталом, относятся:</text:p>
      <text:p text:style-name="P40"/>
      <text:p text:style-name="P40"><text:s text:c="4"/>Инвестиции в человеческий капитал через образование и здравоохранение.</text:p>
      <text:p text:style-name="P40"><text:s text:c="4"/>Технический прогресс повышает производительность.</text:p>
      <text:p text:style-name="P40"><text:s text:c="4"/>Накопление физического капитала (инфраструктура, техника).</text:p>
      <text:p text:style-name="P40"><text:s text:c="4"/>Убывающая отдача на капитал и труд.</text:p>
      <text:p text:style-name="P40"><text:s text:c="4"/>Образование и развитие навыков.</text:p>
      <text:p text:style-name="P40"><text:s text:c="4"/>Исследования и разработки, способствующие инновациям.</text:p>
      <text:p text:style-name="P40"><text:s text:c="4"/>Сильные институты и управление.</text:p>
      <text:p text:style-name="P40"><text:s text:c="4"/>Открытость для торговли.</text:p>
      <text:p text:style-name="P40"><text:s text:c="4"/>Рост населения (влияет на рабочую силу и ресурсы).</text:p>
      <text:p text:style-name="P40"><text:s text:c="4"/>Устойчивое развитие, уравновешивающее рост с сохранением окружающей среды.</text:p>
      <text:p text:style-name="P40"/>
      <text:p text:style-name="P9"><text:span text:style-name="T17">Czynnikami wpływającymi na wzrost gospodarczy w modelu z kapitałem ludzkim są:</text:span></text:p>
      <text:p text:style-name="P36"><text:span text:style-name="T11"/></text:p>
      <text:p text:style-name="P9"><text:span text:style-name="T17"><text:s text:c="4"/>Inwestycje w kapitał ludzki poprzez edukację i opiekę zdrowotną, Postęp technologiczny napędzający produktywność, Akumulacja kapitału rzeczowego (infrastruktura, maszyny), Malejące zwroty z kapitału i pracy, Edukacja i rozwój umiejętności, Badania i rozwój wspierające innowacyjność, Silne instytucje i zarządzanie, Otwartość na handel. Wzrost liczby ludności (wpływa na siłę roboczą i zasoby), </text:span><text:span text:style-name="T18">R</text:span><text:span text:style-name="T17">ównoważenie wzrostu z ochroną środowiska.</text:span></text:p>
      <text:p text:style-name="P9"><text:soft-page-break/><text:span text:style-name="T23">4.</text:span><text:span text:style-name="T24">2. </text:span><text:span text:style-name="T23">Założenia, prawidłowości wzrostu, czynniki wpływające na wzrost gospodarczy w</text:span><text:span text:style-name="T24">edług </text:span><text:span text:style-name="T23">dwusektorowego modelu wzrostu</text:span></text:p>
      <text:p text:style-name="P49"/>
      <text:p text:style-name="P49"><text:s text:c="4"/>Предположения: экономика состоит из сельскохозяйственного и промышленного секторов, рабочая сила может свободно перемещаться между секторами, накопление капитала стимулирует рост, технологический прогресс однороден, существует совершенная конкуренция.</text:p>
      <text:p text:style-name="P49"><text:s text:c="4"/>Закономерности роста: накопление капитала, перераспределение рабочей силы, убывающая отдача, сближение доходов на душу населения.</text:p>
      <text:p text:style-name="P49"><text:s text:c="4"/>Факторы, влияющие на рост: инвестиции, технический прогресс, производительность труда, инфраструктура, институциональные факторы.</text:p>
      <text:p text:style-name="P49"/>
      <text:p text:style-name="P13"><text:s text:c="4"/>Założenia: Gospodarka ma sektory rolnicze i przemysłowe, siła robocza może swobodnie przemieszczać się między sektorami, akumulacja kapitału napędza wzrost, postęp technologiczny jest równomierny, istnieje doskonała konkurencja.</text:p>
      <text:p text:style-name="P13"><text:s text:c="4"/>Prawidłowości wzrostu: akumulacja kapitału, realokacja pracy, malejące zyski, konwergencja dochodu na mieszkańca.</text:p>
      <text:p text:style-name="P13"><text:s text:c="4"/>Czynniki wpływające na wzrost: Inwestycje, postęp technologiczny, wydajność pracy, infrastruktura, czynniki instytucjonalne.</text:p>
      <text:p text:style-name="P33"/>
      <text:p text:style-name="P32">5. Założenia, mechanizmy osiągania równowagi, reakcja na szok popytowe (w tym monetarne) w<text:span text:style-name="T3">edłu</text:span>g modeli <text:span text:style-name="T3">klasycznego</text:span>:</text:p>
      <text:p text:style-name="P48"/>
      <text:p text:style-name="P48"><text:s text:c="3"/>Классические модели предполагают наличие конкурентных рынков и гибких цен/зарплат. Они полагаются на рыночные силы для достижения равновесия. В ответ на шок спроса цены/заработная плата корректируются для восстановления баланса. Денежно-кредитная политика оказывает ограниченное краткосрочное воздействие, но стабильность поддерживает процесс корректировки, позволяя экономике естественным образом двигаться к полной занятости.</text:p>
      <text:p text:style-name="P51"/>
      <text:p text:style-name="P12"><text:s text:c="4"/>Modele klasyczne zakładają konkurencyjne rynki i elastyczne ceny/płace. Opierają się na siłach rynkowych, aby osiągnąć równowagę. W odpowiedzi na szok popytowy ceny/płace dostosowują się, aby przywrócić równowagę. Polityka pieniężna ma ograniczony wpływ krótkoterminowy, ale stabilność wspiera proces dostosowawczy, umożliwiając gospodarce naturalny ruch w kierunku pełnego zatrudnienia.</text:p>
      <text:p text:style-name="P9"/>
      <text:p text:style-name="P9"/>
      <text:p text:style-name="P9"/>
      <text:p text:style-name="P9"/>
      <text:p text:style-name="P9"/>
      <text:p text:style-name="P29"><text:soft-page-break/><text:span text:style-name="T11">5.</text:span><text:span text:style-name="T12">1</text:span><text:span text:style-name="T11"> Założenia, mechanizmy osiągania równowagi, reakcja na szok popytowe (w tym monetarne) w</text:span><text:span text:style-name="T12">edłu</text:span><text:span text:style-name="T11">g modeli </text:span><text:span text:style-name="T12">IS-LM</text:span><text:span text:style-name="T11">:</text:span></text:p>
      <text:p text:style-name="P36"><text:span text:style-name="T11"/></text:p>
      <text:p text:style-name="P36"><text:span text:style-name="T7">Модель IS-LM представляет собой макроэкономическую основу, предполагающую фиксированные цены и закрытую экономику. Он анализирует равновесие между рынком товаров (кривая IS) и рынком денег (кривая LM). Изменения фискальной политики (государственные расходы, налоги) сдвигают кривую IS, а изменения денежно-кредитной политики (денежная масса, процентные ставки) сдвигают кривую LM. Шоки спроса также могут влиять на кривую IS, при этом положительные шоки увеличивают выпуск и процентные ставки, а отрицательные шоки уменьшают их.</text:span></text:p>
      <text:p text:style-name="P36"><text:span text:style-name="T31"/></text:p>
      <text:p text:style-name="P19">Model IS-LM to ramy makroekonomiczne, które zakładają stałe ceny i zamkniętą gospodarkę. Analizuje równowagę między rynkiem towarów (krzywa IS) a rynkiem pieniężnym (krzywa LM). Zmiany w polityce fiskalnej (wydatki rządowe, podatki) przesuwają krzywą IS, podczas gdy zmiany w polityce pieniężnej (podaż pieniądza, stopy procentowe) przesuwają krzywą LM. Szoki popytowe mogą również wpływać na krzywą IS, gdzie pozytywne szoki zwiększają produkcję i stopy procentowe, podczas gdy negatywne szoki je zmniejszają.</text:p>
      <text:p text:style-name="P19"/>
      <text:p text:style-name="P6"><text:span text:style-name="T25">5.</text:span><text:span text:style-name="T26">2</text:span><text:span text:style-name="T25"> Założenia, mechanizmy osiągania równowagi, reakcja na szok popytowe (w tym monetarne) według modeli nowej ekonomii klasycznej:</text:span></text:p>
      <text:p text:style-name="P49"/>
      <text:p text:style-name="P49">Предположения:</text:p>
      <text:p text:style-name="P48"><text:s text:c="4"/>Рациональные ожидания, Идеальная информация, Гибкие цены и заработная плата, Очистка рынка</text:p>
      <text:p text:style-name="P48">Механизмы достижения равновесия:</text:p>
      <text:p text:style-name="P48"><text:s text:c="4"/>Рациональные ожидания, Равновесие через рыночный клиринг, Арбитраж, Эффективное распределение</text:p>
      <text:p text:style-name="P48">Реакция на шоки спроса:</text:p>
      <text:p text:style-name="P8"><text:span text:style-name="T29"><text:s text:c="4"/>Денежный нейтралитет, Корректировка рациональных ожиданий, Рыночный клиринг и самокорректирующиеся механизмы, Политический нейтралитет</text:span></text:p>
      <text:p text:style-name="P8"><text:span text:style-name="T30"/></text:p>
      <text:p text:style-name="P13">Założenia:</text:p>
      <text:p text:style-name="P13"><text:s text:c="4"/>Racjonalne oczekiwania, Doskonałe informacje, Elastyczne ceny i płace, Oczyszczanie rynku</text:p>
      <text:p text:style-name="P13">Mechanizmy osiągania równowagi:</text:p>
      <text:p text:style-name="P13"><text:s text:c="4"/>Racjonalne oczekiwania, Równowaga poprzez rozliczenie rynku, Arbitraż, Efektywna alokacja</text:p>
      <text:p text:style-name="P13">Reakcja na szoki popytowe:</text:p>
      <text:p text:style-name="P13"><text:s text:c="4"/>Neutralność monetarna, Dostosowanie racjonalnych oczekiwań, Mechanizmy rozliczeń i samokorygujące rynek, Neutralność polityki</text:p>
      <text:p text:style-name="P9"/>
      <text:p text:style-name="P9"/>
      <text:p text:style-name="P9"><text:soft-page-break/><text:span text:style-name="T23">6. Interpretacje krzywej Phillipsa w zależności od modelu oczekiwań:</text:span></text:p>
      <text:p text:style-name="P37"><text:span text:style-name="T10"/></text:p>
      <text:p text:style-name="P37"><text:span text:style-name="T9">Модель адаптивных ожиданий: в этой модели прошлый опыт формирует ожидания. Если безработица ниже естественного уровня, ожидается более высокая инфляция, что приведет к увеличению заработной платы и цен, сдвигая кривую Филлипса вверх. И наоборот, если безработица выше естественного уровня, более низкие инфляционные ожидания оказывают понижательное давление на заработную плату и цены, сдвигая кривую Филлипса вниз.</text:span></text:p>
      <text:p text:style-name="P36"><text:span text:style-name="T9"/></text:p>
      <text:p text:style-name="P37"><text:span text:style-name="T9">Модель рациональных ожиданий: люди формируют ожидания на основе всей доступной информации, быстро корректируя их. Ожидаются попытки политиков использовать компромисс кривой Филлипса. Если безработица снижается ниже естественного уровня, ожидания корректируются, вызывая немедленную корректировку заработной платы и цен. Краткосрочная кривая Филлипса смещается вертикально к долгосрочной кривой, указывая на отсутствие долгосрочного компромисса между инфляцией и безработицей.</text:span></text:p>
      <text:p text:style-name="P37"><text:span text:style-name="T10"/></text:p>
      <text:p text:style-name="P14">Adaptacyjny model oczekiwań: w tym modelu przeszłe doświadczenia kształtują oczekiwania. Jeśli bezrobocie jest poniżej naturalnej stopy, przewiduje się wyższą inflację, prowadzącą do wzrostu płac i cen, przesuwając krzywą Phillipsa w górę. I odwrotnie, jeśli bezrobocie przekracza naturalną stopę, niższe oczekiwania inflacyjne wywierają presję na płace i ceny, przesuwając krzywą Phillipsa w dół.</text:p>
      <text:p text:style-name="P14"/>
      <text:p text:style-name="P14">Model racjonalnych oczekiwań: jednostki formułują oczekiwania na podstawie wszystkich dostępnych informacji, szybko je dostosowując. Oczekuje się prób decydentów wykorzystania kompromisu krzywej Phillipsa. Jeśli bezrobocie spadnie poniżej naturalnej stopy, oczekiwania się dostosują, powodując natychmiastowe dostosowanie płac i cen. Krótkookresowa krzywa Phillipsa przesuwa się pionowo do krzywej długoterminowej, co wskazuje na brak długoterminowego kompromisu między inflacją a bezrobociem.</text:p>
      <text:p text:style-name="P28"/>
      <text:p text:style-name="P27"/>
      <text:p text:style-name="P27"/>
      <text:p text:style-name="P27"/>
      <text:p text:style-name="P27"/>
      <text:p text:style-name="P27"/>
      <text:p text:style-name="P27"/>
      <text:p text:style-name="P27"/>
      <text:p text:style-name="P9"><text:span text:style-name="T19"/></text:p>
      <text:p text:style-name="P21"><text:span text:style-name="T27"/></text:p>
      <text:p text:style-name="P21"><text:span text:style-name="T13"/></text:p>
      <text:p text:style-name="P26"><text:soft-page-break/><text:span text:style-name="T25">8. Podstawy polityki fiskalne: równoważność ricardiańska, interpretacja deficytu strukturalnego, interpretacje i efektywność polityki fiskalnej wg różnych modeli równowagi krótkookresowej:</text:span></text:p>
      <text:p text:style-name="P46"/>
      <text:p text:style-name="P41">Рикардианская эквивалентность предполагает, что изменения в фискальной политике не влияют на экономику, поскольку люди предвидят и компенсируют будущее повышение налогов, нейтрализуя влияние текущих изменений политики.</text:p>
      <text:p text:style-name="P40"><text:s text:c="4"/>Структурный дефицит представляет собой долгосрочный дисбаланс между государственными доходами и расходами, исключая циклические колебания, и помогает оценить финансовую устойчивость и необходимость корректировок.</text:p>
      <text:p text:style-name="P40"><text:s text:c="4"/>В краткосрочном равновесии кейнсианская модель делает упор на использование фискальной политики для стимулирования спроса и увеличения объема производства во время рецессии, в то время как монетаристская модель фокусируется на денежно-кредитной политике как на основной движущей силе краткосрочного экономического воздействия. Новая кейнсианская модель сочетает в себе элементы обоих подходов, учитывая номинальную жесткость и потенциальное положительное влияние налогово-бюджетной политики на объем производства и занятость.</text:p>
      <text:p text:style-name="P40"/>
      <text:p text:style-name="P22">Ricardian Equivalence sugeruje, że zmiany w polityce fiskalnej nie mają wpływu na gospodarkę, ponieważ jednostki przewidują i kompensują przyszłe podwyżki podatków, neutralizując wpływ obecnych zmian politycznych.</text:p>
      <text:p text:style-name="P22"><text:s text:c="4"/>Deficyt strukturalny odzwierciedla długoterminową nierównowagę między dochodami i wydatkami sektora instytucji rządowych i samorządowych, z wyłączeniem wahań cyklicznych, i pomaga ocenić stabilność budżetową oraz potrzebę dostosowań.</text:p>
      <text:p text:style-name="P22"><text:s text:c="4"/>W równowadze krótkoterminowej model keynesowski kładzie nacisk na wykorzystanie polityki fiskalnej do stymulowania popytu i zwiększania produkcji podczas recesji, podczas gdy model monetarystyczny koncentruje się na polityce pieniężnej jako głównej sile napędowej krótkoterminowego wpływu gospodarczego. Model nowokeynesowski łączy elementy obu podejść, biorąc pod uwagę sztywność nominalną i potencjalny pozytywny wpływ polityki fiskalnej na produkcję i zatrudnienie.</text:p>
      <text:p text:style-name="P22"/>
      <text:p text:style-name="P22"/>
      <text:p text:style-name="P22"/>
      <text:p text:style-name="P22"/>
      <text:p text:style-name="P22"/>
      <text:p text:style-name="P22"/>
      <text:p text:style-name="P22"/>
      <text:p text:style-name="P22"/>
      <text:p text:style-name="P54"><text:soft-page-break/><text:span text:style-name="T23">7. Podstawy polityki monetarnej: reguła Taylora, krzywa reakcji polityki monetarnej, interpretacje i efektywność wg różnych modeli równowagi krótkookresowej:</text:span></text:p>
      <text:p text:style-name="P53"/>
      <text:p text:style-name="P53">Монетарная политика управляет денежной массой и процентными ставками. Правило Тейлора и кривая реакции определяют политические решения. Такие модели, как кейнсианская, новокейнсианская и DSGE, предлагают понимание. Эффективность зависит от экономических условий и используемых инструментов. При оценке учитываются инфляция, выпуск и стабильность. </text:p>
      <text:p text:style-name="P49"/>
      <text:p text:style-name="P23"><text:span text:style-name="T8">Polityka pieniężna zarządza podażą pieniądza i stopami procentowymi. Reguła Taylora i krzywa reakcji kierują decyzjami politycznymi. Modele takie jak keynesowski, nowokeynesowski i DSGE oferują wgląd. Skuteczność zależy od warunków ekonomicznych i stosowanych narzędzi. Ocena uwzględnia inflację, produkcję i stabilność. </text:span></text:p>
      <text:p text:style-name="P22"/>
      <text:p text:style-name="P27">9. Charakterystyka różnych miar wielkości produktu i dochodu w gospodarce:</text:p>
      <text:p text:style-name="P47"/>
      <text:p text:style-name="P50"><text:span text:style-name="T1">ВВП: </text:span>измеряет стоимость товаров и услуг, произведенных в пределах границ страны. Он отражает внутреннюю экономическую активность.</text:p>
      <text:p text:style-name="P50"/>
      <text:p text:style-name="P50"><text:span text:style-name="T1">ВНП: </text:span>измеряет стоимость товаров и услуг, произведенных жителями страны, независимо от их местонахождения. Сюда входят доходы, полученные за границей.</text:p>
      <text:p text:style-name="P50"/>
      <text:p text:style-name="P50"><text:span text:style-name="T1">ВНД: </text:span>Подобно ВНП, он измеряет общий доход, полученный резидентами страны, включая как внутренние, так и иностранные источники.</text:p>
      <text:p text:style-name="P50"/>
      <text:p text:style-name="P50"><text:span text:style-name="T1">Доход на душу населения:</text:span> получается путем деления общего дохода страны на ее население, он дает средний доход на человека и показывает общий уровень жизни.</text:p>
      <text:p text:style-name="P52"/>
      <text:p text:style-name="P15">PKB:<text:span text:style-name="T7"> Mierzy wartość towarów i usług wyprodukowanych w granicach kraju. Odzwierciedla krajową aktywność gospodarczą.</text:span></text:p>
      <text:p text:style-name="P10"/>
      <text:p text:style-name="P15">PNB: <text:span text:style-name="T7">Mierzy wartość towarów i usług wytwarzanych przez mieszkańców danego kraju, niezależnie od ich lokalizacji. Obejmuje dochody uzyskane za granicą.</text:span></text:p>
      <text:p text:style-name="P10"/>
      <text:p text:style-name="P15">DNB:<text:span text:style-name="T7"> Podobnie jak PNB, mierzy całkowity dochód uzyskany przez mieszkańców kraju, w tym zarówno ze źródeł krajowych, jak i zagranicznych.</text:span></text:p>
      <text:p text:style-name="P15"/>
      <text:p text:style-name="P15">Dochód per capita<text:span text:style-name="T7">: Otrzymany poprzez podzielenie całkowitego dochodu kraju przez liczbę ludności, daje średni dochód na osobę i wskazuje ogólny poziom życia.</text:span></text:p>
      <text:p text:style-name="P27"><text:soft-page-break/>10. Mierniki inflacji i podział inflacji według różnych kryteriów:</text:p>
      <text:p text:style-name="P45"/>
      <text:p text:style-name="P51">Инфляционные меры:</text:p>
      <text:p text:style-name="P48"><text:s text:c="4"/><text:span text:style-name="T1">Индекс потребительских цен (ИПЦ): </text:span>измеряет среднее изменение цен на корзину товаров и услуг, потребляемых домохозяйствами.</text:p>
      <text:p text:style-name="P48"><text:s text:c="2"/><text:span text:style-name="T1"><text:s text:c="2"/>Индекс цен производителей (ИЦП): </text:span>измеряет среднее изменение цен, получаемых производителями за свои товары и услуги.</text:p>
      <text:p text:style-name="P48"><text:s text:c="3"/><text:span text:style-name="T1"><text:s/>Дефлятор ВВП: </text:span>сравнивает номинальный ВВП с реальным ВВП для оценки общих изменений уровня цен в экономике.</text:p>
      <text:p text:style-name="P48"/>
      <text:p text:style-name="P51">Разбивка инфляции:</text:p>
      <text:p text:style-name="P48"><text:span text:style-name="T1"><text:s text:c="4"/>Инфляция спроса: </text:span>возникает, когда совокупный спрос превышает доступное предложение товаров и услуг.</text:p>
      <text:p text:style-name="P48"><text:s text:c="4"/><text:span text:style-name="T1">Инфляция издержек: </text:span>вызвана увеличением производственных затрат, таких как заработная плата или цены на сырье.</text:p>
      <text:p text:style-name="P48"><text:s text:c="3"/><text:span text:style-name="T1"><text:s/>Импортированная инфляция: </text:span>Инфляционное давление возникает из-за изменения цен на импортные товары и услуги.</text:p>
      <text:p text:style-name="P49"><text:s text:c="3"/><text:span text:style-name="T1"><text:s/>Отраслевая инфляция: </text:span>Инфляция может различаться в разных секторах экономики.</text:p>
      <text:p text:style-name="P49"/>
      <text:p text:style-name="P12">Miary inflacji:</text:p>
      <text:p text:style-name="P12"><text:s text:c="4"/>Indeks cen konsumpcyjnych (CPI):<text:span text:style-name="T7"> Mierzy średnią zmianę cen koszyka towarów i usług konsumowanych przez gospodarstwa domowe.</text:span></text:p>
      <text:p text:style-name="P12"><text:s text:c="4"/>Indeks cen producentów (PPI):<text:span text:style-name="T7"> Mierzy średnią zmianę cen otrzymywanych przez producentów za swoje towary i usługi.</text:span></text:p>
      <text:p text:style-name="P12"><text:s text:c="4"/>Deflator PKB:<text:span text:style-name="T7"> Porównuje nominalny PKB z realnym PKB w celu oszacowania ogólnych zmian poziomu cen w gospodarce.</text:span></text:p>
      <text:p text:style-name="P12">Podział inflacji:</text:p>
      <text:p text:style-name="P12"><text:s text:c="4"/>Inflacja popytowa:<text:span text:style-name="T7"> występuje, gdy zagregowany popyt przekracza dostępną podaż towarów i usług.</text:span></text:p>
      <text:p text:style-name="P12"><text:s text:c="4"/>Inflacja kosztowa:<text:span text:style-name="T7"> spowodowana wzrostem kosztów produkcji, takich jak płace lub ceny surowców.</text:span></text:p>
      <text:p text:style-name="P12"><text:s text:c="4"/>Importowana inflacja: <text:span text:style-name="T7">Presja inflacyjna wynika ze zmian cen importowanych towarów i usług.</text:span></text:p>
      <text:p text:style-name="P12"><text:s text:c="4"/>Inflacja sektorowa:<text:span text:style-name="T7"> Inflacja może się różnić w różnych sektorach gospodarki.</text:span></text:p>
      <text:p text:style-name="P11"/>
      <text:p text:style-name="P12"/>
      <text:p text:style-name="P12"/>
      <text:p text:style-name="P12"/>
      <text:p text:style-name="P12"/>
      <text:p text:style-name="P12"/>
      <text:p text:style-name="P12"/>
      <text:p text:style-name="P12"/>
      <text:p text:style-name="P12"/>
      <text:p text:style-name="P9"><text:soft-page-break/><text:span text:style-name="T23">11. Funkcje pieniądza i charakterystyka agregatów monetarnych:</text:span></text:p>
      <text:p text:style-name="P48"/>
      <text:p text:style-name="P48"><text:span text:style-name="T1">Функции денег:</text:span> средство обмена, расчетная единица, средство сбережения, стандарт отсроченного платежа.</text:p>
      <text:p text:style-name="P48"><text:span text:style-name="T1">Характеристики денежных агрегатов</text:span>: М0 (денежная база), М1 (физическая валюта + депозиты до востребования), М2 (М1 + сберегательные депозиты + срочные депозиты + фонды денежного рынка), М3 (М2 + срочные депозиты крупного номинала + соглашения об обратном выкупе + прочие ликвидные средства). финансовые инструменты).</text:p>
      <text:p text:style-name="P48"><text:span text:style-name="T1">Характеристики денежных агрегатов</text:span>: Делимость, однородность, долговечность, портативность, стабильность.</text:p>
      <text:p text:style-name="P36"><text:span text:style-name="T5"/></text:p>
      <text:p text:style-name="P16">Funkcje pieniądza: <text:span text:style-name="T7">środek wymiany, jednostka rozliczeniowa, środek przechowywania wartości, standard odroczonej płatności.</text:span></text:p>
      <text:p text:style-name="P16">Charakterystyka agregatów monetarnych: <text:span text:style-name="T7">M0 (baza monetarna), M1 (waluta fizyczna + depozyty płatne na żądanie), M2 (M1 + depozyty oszczędnościowe + lokaty terminowe + fundusze rynku pieniężnego), M3 (M2 + depozyty terminowe o dużych nominałach + umowy z udzielonym przyrzeczeniem odkupu + inne płynne instrumenty finansowe).</text:span></text:p>
      <text:p text:style-name="P7"><text:span text:style-name="T15">Charakterystyka agregatów pieniężnych:</text:span><text:span text:style-name="T20"> podzielność, jednorodność, trwałość, przenośność, stabilność.</text:span></text:p>
      <text:p text:style-name="P7"/>
      <text:p text:style-name="P27">12. Kategorie bezrobocia według różnych kryteriów podziału bezrobocia:</text:p>
      <text:p text:style-name="P45"/>
      <text:p text:style-name="P48"><text:span text:style-name="T3">Безработицу можно разделить на несколько видов:</text:span></text:p>
      <text:p text:style-name="P48"><text:s text:c="4"/><text:span text:style-name="T1">Фрикционная безработица: временная безработица</text:span>, когда люди ищут новую работу или переходят с одной работы на другую.</text:p>
      <text:p text:style-name="P48"><text:s text:c="4"/><text:span text:style-name="T1">Структурная безработица</text:span>: безработица, возникающая в результате несоответствия между навыками работников и доступными возможностями трудоустройства из-за технологических изменений или сдвигов в отраслях.</text:p>
      <text:p text:style-name="P48"><text:s text:c="4"/><text:span text:style-name="T1">Циклическая безработица</text:span>: безработица, вызванная колебаниями делового цикла, с потерей рабочих мест во время экономических спадов и увеличением рабочих мест во время экономических подъемов.</text:p>
      <text:p text:style-name="P48"><text:s text:c="4"/><text:span text:style-name="T1">Сезонная безработица:</text:span> безработица, связанная с сезонными колебаниями в определенных отраслях или профессиях, таких как сельское хозяйство или розничная торговля в непиковые сезоны.</text:p>
      <text:p text:style-name="P48"><text:s text:c="4"/><text:span text:style-name="T1">Технологическая безработица: </text:span>безработица, возникающая в результате технологических достижений и автоматизации, которые заменяют человеческий труд машинами или программным обеспечением.</text:p>
      <text:p text:style-name="P51"/>
      <text:p text:style-name="P12">Bezrobocie można podzielić na kilka typów:</text:p>
      <text:p text:style-name="P12"><text:s text:c="4"/>Bezrobocie frykcyjne: <text:span text:style-name="T7">Tymczasowe bezrobocie, podczas gdy osoby szukają nowej pracy lub zmieniają pracę.</text:span></text:p>
      <text:p text:style-name="P12"><text:s text:c="4"/>Bezrobocie strukturalne: <text:span text:style-name="T7">Bezrobocie wynikające z niedopasowania umiejętności pracowników do dostępnych możliwości zatrudnienia z powodu zmian technologicznych</text:span> lub przesunięć w branżach.</text:p>
      <text:p text:style-name="P12"><text:s text:c="4"/>Bezrobocie cykliczne: <text:span text:style-name="T7">Bezrobocie spowodowane wahaniami w cyklu koniunkturalnym, z utratą miejsc pracy podczas </text:span><text:soft-page-break/><text:span text:style-name="T7">pogorszenia koniunktury gospodarczej i wzrostem liczby miejsc pracy podczas ożywienia gospodarczego.</text:span></text:p>
      <text:p text:style-name="P12"><text:s text:c="4"/>Bezrobocie sezonowe: <text:span text:style-name="T7">bezrobocie związane z sezonowymi wahaniami w niektórych branżach lub zawodach, takich jak rolnictwo lub handel detaliczny poza sezonami szczytowymi.</text:span></text:p>
      <text:p text:style-name="P12"><text:s text:c="4"/>Bezrobocie technologiczne:<text:span text:style-name="T7"> Bezrobocie wynikające z postępu technologicznego i automatyzacji, które zastępują pracę ludzką maszynami lub oprogramowanie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Franklin Gothic Book" svg:font-family="'Franklin Gothic Book'"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1"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Franklin Gothic Book" style:font-family-complex="'Franklin Gothic Book'"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Franklin Gothic Book" style:font-family-complex="'Franklin Gothic Book'"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Slajd_20_tytułowy_7e_LT_7e_Gliederung_20_1" style:display-name="Slajd tytułowy~LT~Gliederung 1" style:family="paragraph">
      <style:paragraph-properties fo:margin-top="0.1965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Franklin Gothic Book" style:font-family-complex="'Franklin Gothic Book'" style:font-family-generic-complex="system" style:font-pitch-complex="variable" style:font-size-complex="12pt" style:text-emphasize="none"/>
    </style:style>
    <style:style style:name="Slajd_20_tytułowy_7e_LT_7e_Gliederung_20_2" style:display-name="Slajd tytułowy~LT~Gliederung 2" style:family="paragraph" style:parent-style-name="Slajd_20_tytułowy_7e_LT_7e_Gliederung_20_1">
      <style:paragraph-properties fo:margin-top="0.1575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Slajd_20_tytułowy_7e_LT_7e_Gliederung_20_3" style:display-name="Slajd tytułowy~LT~Gliederung 3" style:family="paragraph" style:parent-style-name="Slajd_20_tytułowy_7e_LT_7e_Gliederung_20_2">
      <style:paragraph-properties fo:margin-top="0.1181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ajd_20_tytułowy_7e_LT_7e_Gliederung_20_4" style:display-name="Slajd tytułowy~LT~Gliederung 4" style:family="paragraph" style:parent-style-name="Slajd_20_tytułowy_7e_LT_7e_Gliederung_20_3">
      <style:paragraph-properties fo:margin-top="0.0783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lajd_20_tytułowy_7e_LT_7e_Gliederung_20_5" style:display-name="Slajd tytułowy~LT~Gliederung 5" style:family="paragraph" style:parent-style-name="Slajd_20_tytułowy_7e_LT_7e_Gliederung_20_4">
      <style:paragraph-properties fo:margin-top="0.0398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ajd_20_tytułowy_7e_LT_7e_Gliederung_20_6" style:display-name="Slajd tytułowy~LT~Gliederung 6" style:family="paragraph" style:parent-style-name="Slajd_20_tytułowy_7e_LT_7e_Gliederung_20_5">
      <style:paragraph-properties fo:margin-top="0.0398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ajd_20_tytułowy_7e_LT_7e_Gliederung_20_7" style:display-name="Slajd tytułowy~LT~Gliederung 7" style:family="paragraph" style:parent-style-name="Slajd_20_tytułowy_7e_LT_7e_Gliederung_20_6">
      <style:paragraph-properties fo:margin-top="0.0398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ajd_20_tytułowy_7e_LT_7e_Gliederung_20_8" style:display-name="Slajd tytułowy~LT~Gliederung 8" style:family="paragraph" style:parent-style-name="Slajd_20_tytułowy_7e_LT_7e_Gliederung_20_7">
      <style:paragraph-properties fo:margin-top="0.0398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ajd_20_tytułowy_7e_LT_7e_Gliederung_20_9" style:display-name="Slajd tytułowy~LT~Gliederung 9" style:family="paragraph" style:parent-style-name="Slajd_20_tytułowy_7e_LT_7e_Gliederung_20_8">
      <style:paragraph-properties fo:margin-top="0.0398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lajd_20_tytułowy_7e_LT_7e_Titel" style:display-name="Slajd tytułowy~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36pt" fo:letter-spacing="normal" fo:font-style="normal" fo:text-shadow="none" style:text-underline-style="none" fo:font-weight="normal" style:letter-kerning="true" style:font-name-asian="Noto Sans1" style:font-family-asian="'Noto Sans'" style:font-family-generic-asian="system" style:font-pitch-asian="variable" style:font-size-asian="36pt" style:font-style-asian="normal" style:font-weight-asian="normal" style:font-name-complex="Franklin Gothic Book" style:font-family-complex="'Franklin Gothic Book'" style:font-family-generic-complex="system" style:font-pitch-complex="variable" style:font-size-complex="12pt" style:text-emphasize="none"/>
    </style:style>
    <style:style style:name="Slajd_20_tytułowy_7e_LT_7e_Untertitel" style:display-name="Slajd tytułowy~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Franklin Gothic Book" style:font-family-complex="'Franklin Gothic Book'" style:font-family-generic-complex="system" style:font-pitch-complex="variable" style:font-size-complex="12pt" style:text-emphasize="none"/>
    </style:style>
    <style:style style:name="Slajd_20_tytułowy_7e_LT_7e_Notizen" style:display-name="Slajd tytułowy~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Franklin Gothic Book" style:font-family-complex="'Franklin Gothic Book'" style:font-family-generic-complex="system" style:font-pitch-complex="variable" style:font-size-complex="12pt" style:text-emphasize="none"/>
    </style:style>
    <style:style style:name="Slajd_20_tytułowy_7e_LT_7e_Hintergrundobjekte" style:display-name="Slajd tytułowy~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Franklin Gothic Book" style:font-family-complex="'Franklin Gothic Book'" style:font-family-generic-complex="system" style:font-pitch-complex="variable" style:font-size-complex="12pt"/>
    </style:style>
    <style:style style:name="Slajd_20_tytułowy_7e_LT_7e_Hintergrund" style:display-name="Slajd tytułowy~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Franklin Gothic Book" style:font-family-complex="'Franklin Gothic Book'"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name-asian="Noto Sans1" style:font-family-asian="'Noto Sans'" style:font-family-generic-asian="system" style:font-pitch-asian="variable" style:font-size-asian="18pt" style:font-name-complex="Franklin Gothic Book" style:font-family-complex="'Franklin Gothic Book'"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Franklin Gothic Book" style:font-family-complex="'Franklin Gothic Book'"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Franklin Gothic Book" style:font-family-complex="'Franklin Gothic Book'"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Franklin Gothic Book" style:font-family-complex="'Franklin Gothic Book'"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Franklin Gothic Book" style:font-family-complex="'Franklin Gothic Book'"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ytuł_20_i_20_zawartość_7e_LT_7e_Gliederung_20_1" style:display-name="Tytuł i zawartość~LT~Gliederung 1" style:family="paragraph">
      <style:paragraph-properties fo:margin-top="0.1965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Franklin Gothic Book" style:font-family-complex="'Franklin Gothic Book'" style:font-family-generic-complex="system" style:font-pitch-complex="variable" style:font-size-complex="12pt" style:text-emphasize="none"/>
    </style:style>
    <style:style style:name="Tytuł_20_i_20_zawartość_7e_LT_7e_Gliederung_20_2" style:display-name="Tytuł i zawartość~LT~Gliederung 2" style:family="paragraph" style:parent-style-name="Tytuł_20_i_20_zawartość_7e_LT_7e_Gliederung_20_1">
      <style:paragraph-properties fo:margin-top="0.1575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ytuł_20_i_20_zawartość_7e_LT_7e_Gliederung_20_3" style:display-name="Tytuł i zawartość~LT~Gliederung 3" style:family="paragraph" style:parent-style-name="Tytuł_20_i_20_zawartość_7e_LT_7e_Gliederung_20_2">
      <style:paragraph-properties fo:margin-top="0.1181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ytuł_20_i_20_zawartość_7e_LT_7e_Gliederung_20_4" style:display-name="Tytuł i zawartość~LT~Gliederung 4" style:family="paragraph" style:parent-style-name="Tytuł_20_i_20_zawartość_7e_LT_7e_Gliederung_20_3">
      <style:paragraph-properties fo:margin-top="0.0783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ytuł_20_i_20_zawartość_7e_LT_7e_Gliederung_20_5" style:display-name="Tytuł i zawartość~LT~Gliederung 5" style:family="paragraph" style:parent-style-name="Tytuł_20_i_20_zawartość_7e_LT_7e_Gliederung_20_4">
      <style:paragraph-properties fo:margin-top="0.0398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ytuł_20_i_20_zawartość_7e_LT_7e_Gliederung_20_6" style:display-name="Tytuł i zawartość~LT~Gliederung 6" style:family="paragraph" style:parent-style-name="Tytuł_20_i_20_zawartość_7e_LT_7e_Gliederung_20_5">
      <style:paragraph-properties fo:margin-top="0.0398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ytuł_20_i_20_zawartość_7e_LT_7e_Gliederung_20_7" style:display-name="Tytuł i zawartość~LT~Gliederung 7" style:family="paragraph" style:parent-style-name="Tytuł_20_i_20_zawartość_7e_LT_7e_Gliederung_20_6">
      <style:paragraph-properties fo:margin-top="0.0398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ytuł_20_i_20_zawartość_7e_LT_7e_Gliederung_20_8" style:display-name="Tytuł i zawartość~LT~Gliederung 8" style:family="paragraph" style:parent-style-name="Tytuł_20_i_20_zawartość_7e_LT_7e_Gliederung_20_7">
      <style:paragraph-properties fo:margin-top="0.0398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ytuł_20_i_20_zawartość_7e_LT_7e_Gliederung_20_9" style:display-name="Tytuł i zawartość~LT~Gliederung 9" style:family="paragraph" style:parent-style-name="Tytuł_20_i_20_zawartość_7e_LT_7e_Gliederung_20_8">
      <style:paragraph-properties fo:margin-top="0.0398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ytuł_20_i_20_zawartość_7e_LT_7e_Titel" style:display-name="Tytuł i zawartość~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36pt" fo:letter-spacing="normal" fo:font-style="normal" fo:text-shadow="none" style:text-underline-style="none" fo:font-weight="normal" style:letter-kerning="true" style:font-name-asian="Noto Sans1" style:font-family-asian="'Noto Sans'" style:font-family-generic-asian="system" style:font-pitch-asian="variable" style:font-size-asian="36pt" style:font-style-asian="normal" style:font-weight-asian="normal" style:font-name-complex="Franklin Gothic Book" style:font-family-complex="'Franklin Gothic Book'" style:font-family-generic-complex="system" style:font-pitch-complex="variable" style:font-size-complex="12pt" style:text-emphasize="none"/>
    </style:style>
    <style:style style:name="Tytuł_20_i_20_zawartość_7e_LT_7e_Untertitel" style:display-name="Tytuł i zawartość~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Franklin Gothic Book" style:font-family-complex="'Franklin Gothic Book'" style:font-family-generic-complex="system" style:font-pitch-complex="variable" style:font-size-complex="12pt" style:text-emphasize="none"/>
    </style:style>
    <style:style style:name="Tytuł_20_i_20_zawartość_7e_LT_7e_Notizen" style:display-name="Tytuł i zawartość~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Franklin Gothic Book" style:font-family-complex="'Franklin Gothic Book'" style:font-family-generic-complex="system" style:font-pitch-complex="variable" style:font-size-complex="12pt" style:text-emphasize="none"/>
    </style:style>
    <style:style style:name="Tytuł_20_i_20_zawartość_7e_LT_7e_Hintergrundobjekte" style:display-name="Tytuł i zawartość~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Franklin Gothic Book" style:font-family-complex="'Franklin Gothic Book'" style:font-family-generic-complex="system" style:font-pitch-complex="variable" style:font-size-complex="12pt"/>
    </style:style>
    <style:style style:name="Tytuł_20_i_20_zawartość_7e_LT_7e_Hintergrund" style:display-name="Tytuł i zawartość~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Franklin Gothic Book" style:font-family-complex="'Franklin Gothic Book'" style:font-family-generic-complex="system" style:font-pitch-complex="variable" style:font-size-complex="12pt"/>
    </style:style>
    <style:style style:name="Tylko_20_tytuł_7e_LT_7e_Gliederung_20_1" style:display-name="Tylko tytuł~LT~Gliederung 1" style:family="paragraph">
      <style:paragraph-properties fo:margin-top="0.1965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Franklin Gothic Book" style:font-family-complex="'Franklin Gothic Book'" style:font-family-generic-complex="system" style:font-pitch-complex="variable" style:font-size-complex="12pt" style:text-emphasize="none"/>
    </style:style>
    <style:style style:name="Tylko_20_tytuł_7e_LT_7e_Gliederung_20_2" style:display-name="Tylko tytuł~LT~Gliederung 2" style:family="paragraph" style:parent-style-name="Tylko_20_tytuł_7e_LT_7e_Gliederung_20_1">
      <style:paragraph-properties fo:margin-top="0.1575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ylko_20_tytuł_7e_LT_7e_Gliederung_20_3" style:display-name="Tylko tytuł~LT~Gliederung 3" style:family="paragraph" style:parent-style-name="Tylko_20_tytuł_7e_LT_7e_Gliederung_20_2">
      <style:paragraph-properties fo:margin-top="0.1181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ylko_20_tytuł_7e_LT_7e_Gliederung_20_4" style:display-name="Tylko tytuł~LT~Gliederung 4" style:family="paragraph" style:parent-style-name="Tylko_20_tytuł_7e_LT_7e_Gliederung_20_3">
      <style:paragraph-properties fo:margin-top="0.0783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ylko_20_tytuł_7e_LT_7e_Gliederung_20_5" style:display-name="Tylko tytuł~LT~Gliederung 5" style:family="paragraph" style:parent-style-name="Tylko_20_tytuł_7e_LT_7e_Gliederung_20_4">
      <style:paragraph-properties fo:margin-top="0.0398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ylko_20_tytuł_7e_LT_7e_Gliederung_20_6" style:display-name="Tylko tytuł~LT~Gliederung 6" style:family="paragraph" style:parent-style-name="Tylko_20_tytuł_7e_LT_7e_Gliederung_20_5">
      <style:paragraph-properties fo:margin-top="0.0398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ylko_20_tytuł_7e_LT_7e_Gliederung_20_7" style:display-name="Tylko tytuł~LT~Gliederung 7" style:family="paragraph" style:parent-style-name="Tylko_20_tytuł_7e_LT_7e_Gliederung_20_6">
      <style:paragraph-properties fo:margin-top="0.0398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ylko_20_tytuł_7e_LT_7e_Gliederung_20_8" style:display-name="Tylko tytuł~LT~Gliederung 8" style:family="paragraph" style:parent-style-name="Tylko_20_tytuł_7e_LT_7e_Gliederung_20_7">
      <style:paragraph-properties fo:margin-top="0.0398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ylko_20_tytuł_7e_LT_7e_Gliederung_20_9" style:display-name="Tylko tytuł~LT~Gliederung 9" style:family="paragraph" style:parent-style-name="Tylko_20_tytuł_7e_LT_7e_Gliederung_20_8">
      <style:paragraph-properties fo:margin-top="0.0398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ylko_20_tytuł_7e_LT_7e_Titel" style:display-name="Tylko tytuł~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36pt" fo:letter-spacing="normal" fo:font-style="normal" fo:text-shadow="none" style:text-underline-style="none" fo:font-weight="normal" style:letter-kerning="true" style:font-name-asian="Noto Sans1" style:font-family-asian="'Noto Sans'" style:font-family-generic-asian="system" style:font-pitch-asian="variable" style:font-size-asian="36pt" style:font-style-asian="normal" style:font-weight-asian="normal" style:font-name-complex="Franklin Gothic Book" style:font-family-complex="'Franklin Gothic Book'" style:font-family-generic-complex="system" style:font-pitch-complex="variable" style:font-size-complex="12pt" style:text-emphasize="none"/>
    </style:style>
    <style:style style:name="Tylko_20_tytuł_7e_LT_7e_Untertitel" style:display-name="Tylko tytuł~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Franklin Gothic Book" style:font-family-complex="'Franklin Gothic Book'" style:font-family-generic-complex="system" style:font-pitch-complex="variable" style:font-size-complex="12pt" style:text-emphasize="none"/>
    </style:style>
    <style:style style:name="Tylko_20_tytuł_7e_LT_7e_Notizen" style:display-name="Tylko tytuł~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Franklin Gothic Book" style:font-family-complex="'Franklin Gothic Book'" style:font-family-generic-complex="system" style:font-pitch-complex="variable" style:font-size-complex="12pt" style:text-emphasize="none"/>
    </style:style>
    <style:style style:name="Tylko_20_tytuł_7e_LT_7e_Hintergrundobjekte" style:display-name="Tylko tytuł~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Franklin Gothic Book" style:font-family-complex="'Franklin Gothic Book'" style:font-family-generic-complex="system" style:font-pitch-complex="variable" style:font-size-complex="12pt"/>
    </style:style>
    <style:style style:name="Tylko_20_tytuł_7e_LT_7e_Hintergrund" style:display-name="Tylko tytuł~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Franklin Gothic Book" style:font-family-complex="'Franklin Gothic Book'" style:font-family-generic-complex="system" style:font-pitch-complex="variable" style:font-size-complex="12pt"/>
    </style:style>
    <style:style style:name="Pusty_7e_LT_7e_Gliederung_20_1" style:display-name="Pusty~LT~Gliederung 1" style:family="paragraph">
      <style:paragraph-properties fo:margin-top="0.1965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Franklin Gothic Book" style:font-family-complex="'Franklin Gothic Book'" style:font-family-generic-complex="system" style:font-pitch-complex="variable" style:font-size-complex="12pt" style:text-emphasize="none"/>
    </style:style>
    <style:style style:name="Pusty_7e_LT_7e_Gliederung_20_2" style:display-name="Pusty~LT~Gliederung 2" style:family="paragraph" style:parent-style-name="Pusty_7e_LT_7e_Gliederung_20_1">
      <style:paragraph-properties fo:margin-top="0.1575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Pusty_7e_LT_7e_Gliederung_20_3" style:display-name="Pusty~LT~Gliederung 3" style:family="paragraph" style:parent-style-name="Pusty_7e_LT_7e_Gliederung_20_2">
      <style:paragraph-properties fo:margin-top="0.1181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usty_7e_LT_7e_Gliederung_20_4" style:display-name="Pusty~LT~Gliederung 4" style:family="paragraph" style:parent-style-name="Pusty_7e_LT_7e_Gliederung_20_3">
      <style:paragraph-properties fo:margin-top="0.0783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usty_7e_LT_7e_Gliederung_20_5" style:display-name="Pusty~LT~Gliederung 5" style:family="paragraph" style:parent-style-name="Pusty_7e_LT_7e_Gliederung_20_4">
      <style:paragraph-properties fo:margin-top="0.0398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usty_7e_LT_7e_Gliederung_20_6" style:display-name="Pusty~LT~Gliederung 6" style:family="paragraph" style:parent-style-name="Pusty_7e_LT_7e_Gliederung_20_5">
      <style:paragraph-properties fo:margin-top="0.0398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usty_7e_LT_7e_Gliederung_20_7" style:display-name="Pusty~LT~Gliederung 7" style:family="paragraph" style:parent-style-name="Pusty_7e_LT_7e_Gliederung_20_6">
      <style:paragraph-properties fo:margin-top="0.0398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usty_7e_LT_7e_Gliederung_20_8" style:display-name="Pusty~LT~Gliederung 8" style:family="paragraph" style:parent-style-name="Pusty_7e_LT_7e_Gliederung_20_7">
      <style:paragraph-properties fo:margin-top="0.0398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usty_7e_LT_7e_Gliederung_20_9" style:display-name="Pusty~LT~Gliederung 9" style:family="paragraph" style:parent-style-name="Pusty_7e_LT_7e_Gliederung_20_8">
      <style:paragraph-properties fo:margin-top="0.0398in" fo:margin-bottom="0in" style:contextual-spacing="false" style:line-height-at-least="0.139in" fo:text-align="start" style:justify-single-word="false" style:writing-mode="lr-tb"/>
      <style:text-properties fo:color="#1f497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usty_7e_LT_7e_Titel" style:display-name="Pusty~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36pt" fo:letter-spacing="normal" fo:font-style="normal" fo:text-shadow="none" style:text-underline-style="none" fo:font-weight="normal" style:letter-kerning="true" style:font-name-asian="Noto Sans1" style:font-family-asian="'Noto Sans'" style:font-family-generic-asian="system" style:font-pitch-asian="variable" style:font-size-asian="36pt" style:font-style-asian="normal" style:font-weight-asian="normal" style:font-name-complex="Franklin Gothic Book" style:font-family-complex="'Franklin Gothic Book'" style:font-family-generic-complex="system" style:font-pitch-complex="variable" style:font-size-complex="12pt" style:text-emphasize="none"/>
    </style:style>
    <style:style style:name="Pusty_7e_LT_7e_Untertitel" style:display-name="Pusty~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Franklin Gothic Book" style:font-family-complex="'Franklin Gothic Book'" style:font-family-generic-complex="system" style:font-pitch-complex="variable" style:font-size-complex="12pt" style:text-emphasize="none"/>
    </style:style>
    <style:style style:name="Pusty_7e_LT_7e_Notizen" style:display-name="Pusty~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Franklin Gothic Book" style:font-family-complex="'Franklin Gothic Book'" style:font-family-generic-complex="system" style:font-pitch-complex="variable" style:font-size-complex="12pt" style:text-emphasize="none"/>
    </style:style>
    <style:style style:name="Pusty_7e_LT_7e_Hintergrundobjekte" style:display-name="Pusty~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Franklin Gothic Book" style:font-family-complex="'Franklin Gothic Book'" style:font-family-generic-complex="system" style:font-pitch-complex="variable" style:font-size-complex="12pt"/>
    </style:style>
    <style:style style:name="Pusty_7e_LT_7e_Hintergrund" style:display-name="Pusty~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Franklin Gothic Book" style:font-family-complex="'Franklin Gothic Book'"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5.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5T09:31:29.095594886</meta:creation-date>
    <dc:date>2023-06-18T12:32:19.653905239</dc:date>
    <meta:editing-duration>PT22H16M25S</meta:editing-duration>
    <meta:editing-cycles>7</meta:editing-cycles>
    <meta:generator>LibreOffice/7.4.7.2$Linux_X86_64 LibreOffice_project/40$Build-2</meta:generator>
    <meta:document-statistic meta:table-count="0" meta:image-count="0" meta:object-count="0" meta:page-count="12" meta:paragraph-count="124" meta:word-count="2866" meta:character-count="23626" meta:non-whitespace-character-count="20660"/>
  </office:meta>
</office:document-meta>
</file>